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10000017B7C1476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069" officeooo:paragraph-rsid="000e8069"/>
    </style:style>
    <style:style style:name="P2" style:family="paragraph" style:parent-style-name="Standard">
      <style:text-properties officeooo:rsid="00115700" officeooo:paragraph-rsid="001157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ubuntu <text:s/>14.04.03 LTS</text:p>
      <text:p text:style-name="P1"/>
      <text:p text:style-name="P1"><draw:frame draw:style-name="fr1" draw:name="Image1" text:anchor-type="paragraph" svg:width="17cm" svg:height="8.207cm" draw:z-index="0"><draw:image xlink:href="Pictures/10000000000003110000017B7C147694.png" xlink:type="simple" xlink:show="embed" xlink:actuate="onLoad"/></draw:frame></text:p>
      <text:p text:style-name="P2">lscpu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ken </meta:initial-creator>
    <meta:creation-date>2015-12-02T17:59:16.881285915</meta:creation-date>
    <dc:date>2015-12-02T18:40:22.487230747</dc:date>
    <dc:creator>spoken </dc:creator>
    <meta:editing-duration>PT14M39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2" meta:word-count="4" meta:character-count="26" meta:non-whitespace-character-count="23"/>
  </office:meta>
</office:document-meta>
</file>